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Söhne Mono" svg:font-family="'Söhne Mono', Monaco, 'Andale Mono', 'Ubuntu Mono', monospace"/>
  </office:font-face-decls>
  <office:automatic-styles>
    <style:style style:name="P1" style:family="paragraph" style:parent-style-name="Standard">
      <style:text-properties officeooo:paragraph-rsid="00003430"/>
    </style:style>
    <style:style style:name="P2" style:family="paragraph" style:parent-style-name="Standard">
      <style:text-properties officeooo:rsid="00003430" officeooo:paragraph-rsid="00003430"/>
    </style:style>
    <style:style style:name="P3" style:family="paragraph" style:parent-style-name="Standard">
      <style:text-properties officeooo:paragraph-rsid="00003430"/>
    </style:style>
    <style:style style:name="P4" style:family="paragraph" style:parent-style-name="Standard">
      <style:text-properties officeooo:paragraph-rsid="0001e5cb"/>
    </style:style>
    <style:style style:name="P5" style:family="paragraph" style:parent-style-name="Standard">
      <style:paragraph-properties fo:text-align="start" style:justify-single-word="false"/>
      <style:text-properties officeooo:paragraph-rsid="0001e5cb"/>
    </style:style>
    <style:style style:name="P6" style:family="paragraph" style:parent-style-name="Standard">
      <style:text-properties officeooo:rsid="00003430" officeooo:paragraph-rsid="0001e5cb"/>
    </style:style>
    <style:style style:name="P7" style:family="paragraph" style:parent-style-name="Standard">
      <style:text-properties officeooo:rsid="0001e5cb" officeooo:paragraph-rsid="0001e5cb"/>
    </style:style>
    <style:style style:name="P8" style:family="paragraph" style:parent-style-name="Standard">
      <style:text-properties fo:color="#000000" loext:opacity="100%" fo:font-size="10pt" officeooo:rsid="0001e5cb" officeooo:paragraph-rsid="0001e5cb" style:font-size-asian="8.75pt" style:font-size-complex="10pt"/>
    </style:style>
    <style:style style:name="T1" style:family="text">
      <style:text-properties officeooo:rsid="0001e5cb"/>
    </style:style>
    <style:style style:name="T2" style:family="text">
      <style:text-properties fo:color="#001080" loext:opacity="100%" style:font-name="Menlo" fo:font-size="6.75pt" fo:font-weight="normal" fo:background-color="#ffffff" loext:char-shading-value="0"/>
    </style:style>
    <style:style style:name="T3" style:family="text">
      <style:text-properties style:font-name="Menlo" fo:font-weight="normal" fo:background-color="#ffffff" loext:char-shading-value="0"/>
    </style:style>
    <style:style style:name="T4" style:family="text">
      <style:text-properties style:text-line-through-style="none" style:text-line-through-type="none" style:font-name="Menlo" fo:font-weight="normal"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l number ensembles :</text:p>
      <text:p text:style-name="Standard"/>
      <text:p text:style-name="Standard">Number ensembles, or number sets, are fundamental concepts in mathematics, each serving a specific purpose and encompassing different types of numbers. Here's a brief overview of the primary number ensembles:</text:p>
      <text:p text:style-name="Standard"/>
      <text:p text:style-name="Standard">Natural Numbers (N): These are the set of all positive integers, starting from 1 (and sometimes including 0 in some definitions). They are used for counting. Example: 1, 2, 3, ...</text:p>
      <text:p text:style-name="Standard"/>
      <text:p text:style-name="Standard">Whole Numbers (W): This set includes all natural numbers along with 0. Example: 0, 1, 2, 3, ...</text:p>
      <text:p text:style-name="Standard"/>
      <text:p text:style-name="Standard">Integers (Z): This set includes all whole numbers as well as their negative counterparts. Example: ..., -3, -2, -1, 0, 1, 2, 3, ...</text:p>
      <text:p text:style-name="Standard"/>
      <text:p text:style-name="Standard">Rational Numbers (Q): These are numbers that can be expressed as a fraction of two integers, where the denominator is not zero. This set includes integers, since any integer z can be expressed as z/1. Example: 1/2, 2, -3/4, ...</text:p>
      <text:p text:style-name="Standard"/>
      <text:p text:style-name="Standard">Irrational Numbers: These numbers cannot be exp ressed as a fraction of two integers. Their decimal representations are non-repeating and non-terminating. Examples include π (pi) and √2 (the square root of 2).</text:p>
      <text:p text:style-name="Standard"/>
      <text:p text:style-name="Standard">Real Numbers (R): This set includes <text:s/>all rational and irrational numbers. It encompasses any number that can represent a distance along a line, including all the numbers mentioned above.</text:p>
      <text:p text:style-name="Standard"/>
      <text:p text:style-name="Standard">Complex Numbers (C): These numbers include all real numbers as well as imaginary numbers. A complex number is of the form a + bi, where a and b are real numbers, and i is the square root of -1. Complex numbers are used in advanced mathematics, physics, and engineering.</text:p>
      <text:p text:style-name="Standard"/>
      <text:p text:style-name="Standard"/>
      <text:p text:style-name="Standard">/*******************************************************************************/</text:p>
      <text:p text:style-name="Standard"/>
      <text:p text:style-name="Standard">Forme canonique de Coplien :</text:p>
      <text:p text:style-name="Standard"/>
      <text:p text:style-name="Standard">la forme canonique de Coplien comprend un Constructeur par defaut (constructeur sans argument ou ne fait qu'initialiser des attributs membres),</text:p>
      <text:p text:style-name="Standard">un Constructeur de recopie, et un operateur d'affectation.</text:p>
      <text:p text:style-name="Standard"/>
      <text:p text:style-name="Standard">Constructeur de recopie:</text:p>
      <text:p text:style-name="Standard"><text:tab/>UTILITE<text:tab/><text:tab/>: Le constructeur de recopie est appele lorsqu'un un objet est passe en valeur. Il genere l'objet utilise en interne de la fonction appelee. Au retour d'un objet par une fonction, le constructeur de recopie intervient pour creer temporairement l'objet renvoye, lequel est place sur la pile pour usage de la fonction appelante.</text:p>
      <text:p text:style-name="Standard"><text:tab/>PROTOTYPE<text:tab/>: <text:s/>T::T(const T&amp;). </text:p>
      <text:p text:style-name="Standard"><text:tab/>Remarque : - L'objet a recopie est envoye par reference, sinon il faudrait appele une constructeur de recopie pour le passer en valeur, or <text:tab/>nous sommes justement en train de le definir ! celui_ci s'appelerait lui-meme et le code s'enfermerait dans une boucle recursive infinie.</text:p>
      <text:p text:style-name="Standard"><text:tab/><text:tab/><text:tab/><text:tab/> - La reference est constante. Cela garantit que seules les methodes constantes ne pouvant pas modifier les attibuts membres seront appelables par l'objet passe en argument.</text:p>
      <text:p text:style-name="Standard"><text:tab/>LIMITES<text:tab/><text:tab/>: Par defaut les contructeur de copie existe mais il est trop simple ! il est cree par le compilateur qui recopie bit a bit l'objet source dans l'objet destination. Mais des lors <text:soft-page-break/>qu'une classe detient des attributs de type poitneur ou de reference, le compilateur se contente de copier l'adresse memoire vers laquelle ils pointent dans le nouvel objet cree, ainsi les operateur new ou delete utilise par ce nouvel objet affectera aussi le premier ! C'est ici qu'est necesaire la declaration de notre propre constructeur de recopie. <text:s/></text:p>
      <text:p text:style-name="Standard"/>
      <text:p text:style-name="Standard">Operateur d'affectation</text:p>
      <text:p text:style-name="Standard"><text:tab/>UTILITE<text:tab/><text:tab/>: L'opérateur d'affectation est utilisé pour dupliquer un objet dans un autre en dehors des déclarations où ce rôle est dévolu au constructeur de recopie. De fait, il est nécessaire de créer un opérateur lorsqu'il est nécessaire de créer un opérateur de recopie : agrégation et allocation dynamique de mémoire .</text:p>
      <text:p text:style-name="Standard"><text:tab/>PROTOTYPE<text:tab/>: <text:s/>T&amp; T::operator=(const T&amp;)</text:p>
      <text:p text:style-name="Standard"><text:tab/>LIMITES<text:tab/><text:tab/>:Si les contructeurs sont appeles juste apres leur allocation en memoire, l'operateur d'affectation devra commencer par retablir un terrrain favorable a la recopie en detruisant les blocs de memoires deja affectes ainsi que les objet agreges.Forme canonique de Coplien :</text:p>
      <text:p text:style-name="Standard"/>
      <text:p text:style-name="Standard">la forme canonique de Coplien comprend un Constructeur par defaut (constructeur sans argument ou ne fait qu'initialiser des attributs membres),</text:p>
      <text:p text:style-name="Standard">un Constructeur de recopie, et un operateur d'affectation.</text:p>
      <text:p text:style-name="Standard"/>
      <text:p text:style-name="Standard">Constructeur de recopie:</text:p>
      <text:p text:style-name="Standard"><text:tab/>UTILITE<text:tab/><text:tab/>: Le constructeur de recopie est appele lorsqu'un un objet est passe en valeur. Il genere l'objet utilise en interne de la fonction appelee. Au retour d'un objet par une fonction, le constructeur de recopie intervient pour creer temporairement l'objet renvoye, lequel est place sur la pile pour usage de la fonction appelante.</text:p>
      <text:p text:style-name="Standard"><text:tab/>PROTOTYPE<text:tab/>: <text:s/>T::T(const T&amp;). </text:p>
      <text:p text:style-name="Standard"><text:tab/>Remarque : - L'objet a recopie est envoye par reference, sinon il faudrait appele une constructeur de recopie pour le passer en valeur, or <text:tab/>nous sommes justement en train de le definir ! celui_ci s'appelerait lui-meme et le code s'enfermerait dans une boucle recursive infinie.</text:p>
      <text:p text:style-name="Standard"><text:tab/><text:tab/><text:tab/><text:tab/> - La reference est constante. Cela garantit que seules les methodes constantes ne pouvant pas modifier les attibuts membres seront appelables par l'objet passe en argument.</text:p>
      <text:p text:style-name="Standard"><text:tab/>LIMITES<text:tab/><text:tab/>: Par defaut les contructeur de copie existe mais il est trop simple ! il est cree par le compilateur qui recopie bit a bit l'objet source dans l'objet destination. Mais des lors qu'une classe detient des attributs de type poitneur ou de reference, le compilateur se contente de copier l'adresse memoire vers laquelle ils pointent dans le nouvel objet cree, ainsi les operateur new ou delete utilise par ce nouvel objet affectera aussi le premier ! C'est ici qu'est necesaire la declaration de notre propre constructeur de recopie. <text:s/></text:p>
      <text:p text:style-name="Standard"/>
      <text:p text:style-name="Standard">Operateur d'affectation</text:p>
      <text:p text:style-name="Standard"><text:tab/>UTILITE<text:tab/><text:tab/>: L'opérateur d'affectation est utilisé pour dupliquer un objet dans un autre en dehors des déclarations où ce rôle est dévolu au constructeur de recopie. De fait, il est nécessaire de créer un opérateur lorsqu'il est nécessaire de créer un opérateur de recopie : agrégation et allocation dynamique de mémoire .</text:p>
      <text:p text:style-name="Standard"><text:tab/>PROTOTYPE<text:tab/>: <text:s/>T&amp; T::operator=(const T&amp;)</text:p>
      <text:p text:style-name="Standard"><text:tab/>LIMITES<text:tab/><text:tab/>:Si les contructeurs sont appeles juste apres leur allocation en memoire, l'operateur d'affectation devra commencer par retablir un terrrain favorable a la recopie en detruisant les blocs de memoires deja affectes ainsi que les objet agreges.</text:p>
      <text:p text:style-name="Standard"/>
      <text:p text:style-name="P1">/*******************************************************************************/</text:p>
      <text:p text:style-name="P1"/>
      <text:p text:style-name="P1">Les fonctions membres statiques surchargees</text:p>
      <text:p text:style-name="P1"><text:soft-page-break/></text:p>
      <text:p text:style-name="P5">Une fonction membre statique <text:span text:style-name="T1">est accéssible</text:span> <text:span text:style-name="T1">sans avoir à instancier sa classe ! Et peuvent accéder aux variables statiques de la classe <text:s/>=&gt; Fixed::max()</text:span></text:p>
      <text:p text:style-name="P4"><text:s/>De plus, elle ne peut ni acceder aux variables membres, ni les modifier. (sauf statiques)</text:p>
      <text:p text:style-name="P1"/>
      <text:p text:style-name="P1">Pourquoi surchargees ? </text:p>
      <text:p text:style-name="P1"/>
      <text:p text:style-name="P1">Les fonctions dit de 'surchage' sont celles qui ont plusieurs declarations differentes afin de permettre une plus grande flexibilite de celle_ci dans la reception d'arguments et des retours:</text:p>
      <text:p text:style-name="P1"/>
      <text:p text:style-name="P1">Exemple : </text:p>
      <text:p text:style-name="P1">static Fixed&amp; min(Fixed&amp; a, Fixed&amp; b);</text:p>
      <text:p text:style-name="P1">static Fixed&amp; max(Fixed&amp; a, Fixed&amp; b);</text:p>
      <text:p text:style-name="P1">static const Fixed&amp; min(const Fixed&amp; a, const Fixed&amp; b);</text:p>
      <text:p text:style-name="P1">static const Fixed&amp; max(const Fixed&amp; a, const Fixed&amp; b);</text:p>
      <text:p text:style-name="P1"/>
      <text:p text:style-name="P1">Comment le programme sait quelle version de la fonction a appeler ? </text:p>
      <text:p text:style-name="P1">Le compilateur s'en occupe ! On appelle cela une "résolution de surcharge"</text:p>
      <text:p text:style-name="P1"/>
      <text:p text:style-name="P1">/*******************************************************************************/</text:p>
      <text:p text:style-name="P1"><text:span text:style-name="T1">H</text:span>eritage</text:p>
      <text:p text:style-name="P1"/>
      <text:p text:style-name="P1">Une classe derivee herite de tous les membres et methodes de la classe heritee. On peut, en plus de ce qu'elle herite la personnalisee d'autres mehtodes, variables ou fonctions.</text:p>
      <text:p text:style-name="P1">Si on souhaite modifier une des fonctions, methode ou varaibles membres de la classe heritee, il est necessaire de les redeclarer et redefinir dans .hpp et . cpp de la classse heritiere.</text:p>
      <text:p text:style-name="P1">Describe your new note here</text:p>
      <text:p text:style-name="P1"/>
      <text:p text:style-name="P1">/*******************************************************************************/</text:p>
      <text:p text:style-name="P1">Fonction membre "const"/<text:span text:style-name="T1">Instanciation d’une classe constante</text:span></text:p>
      <text:p text:style-name="P1"/>
      <text:p text:style-name="P1">-Les fonctions membres terminées par un const sont les fonctions membres qui ne peuvent pas modifer l'objet auquel ils appartiennent.</text:p>
      <text:p text:style-name="P1">Les variables objets terminées par const sont limitées dans leur appel des membres qui la composent. Elle ne peuvent SEULEMENT interagir avec</text:p>
      <text:p text:style-name="P1">les membres terminées par "const", evoquées plus haut.</text:p>
      <text:p text:style-name="P1"/>
      <text:p text:style-name="P1">-<text:span text:style-name="T1">Les classes “const” ne peuvent être modifée. Elle ne peuvent qu’appeler les methode const. Elle peut être copiée.<text:line-break/></text:span></text:p>
      <text:p text:style-name="P1"/>
      <text:p text:style-name="P1">Describe your new note here.</text:p>
      <text:p text:style-name="P1"/>
      <text:p text:style-name="P1">/*******************************************************************************/</text:p>
      <text:p text:style-name="P1"/>
      <text:p text:style-name="P1">Polymorphisme/Virtual/Override</text:p>
      <text:p text:style-name="P1"/>
      <text:p text:style-name="P1">Il est possible de déclarer instances de classes de base à partir de classe dérivée, mais l'inverse n'est pas possible.</text:p>
      <text:p text:style-name="P1"><text:tab/>ex : const Animal <text:tab/><text:tab/>*i = new Cat();</text:p>
      <text:p text:style-name="P1">Il est aussi possible d'associer des sous-classes dans une tableau de classes de base. ⚠️Cependant, la copie reste superficielle et les objets des classes dérivées risquent d'etre tronquées (slicing) !</text:p>
      <text:p text:style-name="P1"><text:soft-page-break/>Il vaut vaut mieux déclarer un tableau de classe de base dont les éléments sont des références ou de pointeurs alloués dynamiquement vers ces sous-classes.</text:p>
      <text:p text:style-name="P1"/>
      <text:p text:style-name="P1">⚠️⚠️⚠️⚠️⚠️⚠️⚠️⚠️⚠️⚠️⚠️⚠️⚠️⚠️⚠️⚠️⚠️⚠️⚠️⚠️⚠️Libérer l'espace d'un élément de sous-classe d'une instance de la classe base à cette sous-classe⚠️⚠️⚠️⚠️⚠️⚠️⚠️⚠️⚠️⚠️⚠️⚠️⚠️⚠️⚠️⚠️⚠️⚠️⚠️⚠️⚠️⚠️⚠️⚠️⚠️⚠️⚠️⚠️⚠️⚠️⚠️⚠️⚠️⚠️⚠️⚠️⚠️⚠️⚠️⚠️⚠️⚠️⚠️⚠️⚠️⚠️⚠️⚠️⚠️</text:p>
      <text:p text:style-name="P1"><text:tab/>Lorsque nous voulons libérer un élément de classe de base (Animal) déclaré et alloué dynamiquement qui a pris la forme d'une sous classe (Cat), nous pouvons libérer la première, simplement par "delete animal". </text:p>
      <text:p text:style-name="P1"><text:tab/>Cependant, s'il se trouve une une variable PRIVÉE allouée dynamiquement dans cette sous-classe, celle_ci ne sera pas libérée ! Il faut donc que la compilation comprenne qu'il faut la libérer cette variable <text:s/>"cachée" et allouée dynamiquement. (ex01)</text:p>
      <text:p text:style-name="P1"><text:tab/>Pour ce faire il faut, 1 - delete la variable en question depuis les deconstructeur de la sous-classe... mais cela ne suffit pas ! Il faut aussi préciser par le préfixe "virtual" afin que le bon déstructeur soit choisi ! </text:p>
      <text:p text:style-name="P1"><text:tab/><text:tab/>Ainsi, le préfixe virtual est essentiel dans le polymorphisme en Cpp.</text:p>
      <text:p text:style-name="P1"/>
      <text:p text:style-name="P1">/*******************************************************************************/</text:p>
      <text:p text:style-name="P1"/>
      <text:p text:style-name="P1">Cpp 04 / Ex 04</text:p>
      <text:p text:style-name="P1">Abstract M <text:tab/><text:tab/>| Derived concrete classes | Context in Game</text:p>
      <text:p text:style-name="P1"><text:tab/><text:tab/><text:tab/><text:tab/></text:p>
      <text:p text:style-name="P1"><text:tab/><text:tab/><text:tab/><text:tab/><text:tab/>|-&gt; Cure<text:tab/><text:tab/><text:tab/><text:tab/><text:tab/> |<text:tab/>Gathered ressources </text:p>
      <text:p text:style-name="P1">AMateria----------<text:tab/><text:tab/><text:tab/><text:tab/><text:tab/><text:tab/><text:tab/> |<text:tab/>from player.</text:p>
      <text:p text:style-name="P1"><text:tab/><text:tab/><text:tab/><text:tab/><text:tab/>|-&gt; Ice <text:s/><text:tab/><text:tab/><text:tab/><text:tab/><text:tab/> |_____________________</text:p>
      <text:p text:style-name="P1"/>
      <text:p text:style-name="P1"><text:tab/><text:tab/><text:tab/><text:tab/><text:tab/><text:tab/><text:tab/><text:tab/><text:tab/><text:tab/><text:tab/><text:tab/>|<text:tab/>Player. 4 items max.</text:p>
      <text:p text:style-name="P1">ICharacter--------<text:tab/>|- &gt;Character<text:tab/><text:tab/><text:tab/><text:tab/>|</text:p>
      <text:p text:style-name="P1"><text:tab/><text:tab/><text:tab/><text:tab/><text:tab/><text:tab/><text:tab/><text:tab/><text:tab/><text:tab/><text:tab/><text:tab/>|_____________________</text:p>
      <text:p text:style-name="P1"/>
      <text:p text:style-name="P1"><text:tab/><text:tab/><text:tab/><text:tab/><text:tab/><text:tab/><text:tab/><text:tab/><text:tab/><text:tab/><text:tab/><text:tab/>|<text:tab/>item capable to </text:p>
      <text:p text:style-name="P1">IMateriaSource ---|-&gt;MateriaSource<text:tab/><text:tab/>|<text:tab/>regenerate learned</text:p>
      <text:p text:style-name="P1"><text:tab/><text:tab/><text:tab/><text:tab/><text:tab/><text:tab/><text:tab/><text:tab/><text:tab/><text:tab/><text:tab/><text:tab/>|<text:tab/>materias (like a </text:p>
      <text:p text:style-name="P1"><text:tab/><text:tab/><text:tab/><text:tab/><text:tab/><text:tab/><text:tab/><text:tab/><text:tab/><text:tab/><text:tab/><text:tab/>|<text:tab/>generative bag).</text:p>
      <text:p text:style-name="P1"><text:tab/><text:tab/><text:tab/><text:tab/><text:tab/><text:tab/><text:tab/><text:tab/><text:tab/><text:tab/><text:tab/><text:tab/>|<text:tab/>It can hold 4 items</text:p>
      <text:p text:style-name="P1"><text:tab/><text:tab/><text:tab/><text:tab/><text:tab/><text:tab/><text:tab/><text:tab/><text:tab/><text:tab/><text:tab/><text:tab/>|<text:tab/>max.</text:p>
      <text:p text:style-name="P1"><text:tab/><text:tab/><text:tab/><text:tab/><text:tab/><text:tab/><text:tab/><text:tab/><text:tab/><text:tab/><text:tab/><text:tab/>|_____________________</text:p>
      <text:p text:style-name="P1"/>
      <text:p text:style-name="P1"/>
      <text:p text:style-name="P1"/>
      <text:p text:style-name="P1"/>
      <text:p text:style-name="P1"><text:soft-page-break/>• Il faut implémenter les classes mehtodes pures dans le .cpp de la classe dérivé</text:p>
      <text:p text:style-name="P1">• Il faut redéclarer avec 'override' dans .hpp de la classe dérivée s'il s'agit d'une methode pure</text:p>
      <text:p text:style-name="P1"/>
      <text:p text:style-name="P1"/>
      <text:p text:style-name="P1">/*******************************************************************************/</text:p>
      <text:p text:style-name="P1">Memory/Cpp01</text:p>
      <text:p text:style-name="P1"/>
      <text:p text:style-name="P1">MAX stack is 8192 kb (8 388 608 bytes). A class is 32 bytes, so the program can create 8 388 608 / 32 = 262 144 Zombie classes at once.</text:p>
      <text:p text:style-name="P1">MAX heap depends on: </text:p>
      <text:p text:style-name="P1"><text:tab/>- the system, 32-bit or 64-bit</text:p>
      <text:p text:style-name="P1"><text:tab/>- to have an idea of the memory an application can have, enter free -h</text:p>
      <text:p text:style-name="P1"><text:tab/>- Available Memory is the memory currently used for buffers and caches that can be liberated for the application purposes, and also includes the free memory (2,3 Gib) = 10 Gib</text:p>
      <text:p text:style-name="P1">Describe your new note here.</text:p>
      <text:p text:style-name="P1"/>
      <text:p text:style-name="P1">memory units: </text:p>
      <text:p text:style-name="P1">1Kib = 1000 bytes</text:p>
      <text:p text:style-name="P1">1 Mib = 1 000 000 bytes</text:p>
      <text:p text:style-name="P1">1 Gib = 1 000 000 000 bytes.</text:p>
      <text:p text:style-name="P1"/>
      <text:p text:style-name="P1">how much memory space should I allocate for my zombies ?</text:p>
      <text:p text:style-name="P1"><text:tab/>- A classe is 32 bytes.</text:p>
      <text:p text:style-name="P1"><text:tab/>- 1 Gib should be a good amount</text:p>
      <text:p text:style-name="P1"><text:tab/>Calculation : 1 Million / 32 = 31 250. </text:p>
      <text:p text:style-name="P1"/>
      <text:p text:style-name="P1">/*******************************************************************************/</text:p>
      <text:p text:style-name="P1"/>
      <text:p text:style-name="P1">Les variables membres statiques</text:p>
      <text:p text:style-name="P1"/>
      <text:p text:style-name="P1">Normalement, une classe n'existe que s'il elle est intanciee et il en va de meme pour les variables membres, sauf pour les variables membres statiques !</text:p>
      <text:p text:style-name="P1">Elle existe toujours et existe en un exemplaire. Elle est commune a toutes les instances (un peu comme une globale) et preexiste avant meme toutes instanciations.</text:p>
      <text:p text:style-name="P1"/>
      <text:p text:style-name="P2">/*******************************************************************************/</text:p>
      <text:p text:style-name="P2"/>
      <text:p text:style-name="P1">Computer binary negative representation</text:p>
      <text:p text:style-name="P1"/>
      <text:p text:style-name="P1">Plus: INT negative members operations</text:p>
      <text:p text:style-name="P1">{</text:p>
      <text:p text:style-name="P1">La représentation des nombres négatifs binaires suivis le processus suivant :</text:p>
      <text:p text:style-name="P1">Two complements method</text:p>
      <text:p text:style-name="P1">Pour -3, 00000011, the computer reverts the binary to make it's one's complement, meaning it replaces 0 by 1 and vice versa, so -3 becomes 11111100, and then add 1 to make it's second complement, so negative 3 is 11111101.</text:p>
      <text:p text:style-name="P1">Sign magnitude method</text:p>
      <text:p text:style-name="P1">But why don't we just add 1 to the last bit of 00000011, giving 10000011, which corresponds to the sign-magnitude represenation ? </text:p>
      <text:p text:style-name="P1">Because it has significant drawbacks: - <text:s/>10000000 and 00000000 would value 0 and -0. - Allows the computer to operate binary arithmetics: <text:s/>11111111 (127) + 11111101 (-3) = 11111101 = 125.</text:p>
      <text:p text:style-name="P1">}</text:p>
      <text:p text:style-name="P1"><text:soft-page-break/></text:p>
      <text:p text:style-name="P1">Describe your new note here.</text:p>
      <text:p text:style-name="P1"/>
      <text:p text:style-name="P1"/>
      <text:p text:style-name="P2">/*******************************************************************************/</text:p>
      <text:p text:style-name="P1">Fixed point number representation</text:p>
      <text:p text:style-name="P1"/>
      <text:p text:style-name="P1">Rappel /!\</text:p>
      <text:p text:style-name="P1"><text:tab/></text:p>
      <text:p text:style-name="P1"><text:tab/>2^-1 =&gt; 1 / 2^1 = 0.5</text:p>
      <text:p text:style-name="P1"><text:tab/>2^-2 = &gt;1 /2^2 = 0.75</text:p>
      <text:p text:style-name="P1"><text:tab/></text:p>
      <text:p text:style-name="P1">Binary point.</text:p>
      <text:p text:style-name="P1"/>
      <text:p text:style-name="P1"><text:tab/>C'est tout simplement un point qui separe la partie entiere de la partie flottante, dans une representation binaire. Le ' .' marque une borne entre</text:p>
      <text:p text:style-name="P1">2^0 (= 1) et 2^-1 (= 0.1).</text:p>
      <text:p text:style-name="P1"/>
      <text:p text:style-name="P1">Binary shifting</text:p>
      <text:p text:style-name="P1"/>
      <text:p text:style-name="P1"><text:tab/>On entend par shifting le deplacement de la totatilite des valeurs binaires (0 ou 1) d'une position vers la droite ou la gauche. Vers la droite, la valeur est divisee par deux, par la gauche la valeur est mutiplie par deux. </text:p>
      <text:p text:style-name="P1">Ainsi, 53 vaut 110101 et sa moitier (decalage vers la droite) vaut : 11010.1 Son double vaut 1101010 .</text:p>
      <text:p text:style-name="P1"/>
      <text:p text:style-name="P1">Negative numbers </text:p>
      <text:p text:style-name="P1"><text:tab/>... </text:p>
      <text:p text:style-name="P1"/>
      <text:p text:style-name="P1">Integers vs floating points</text:p>
      <text:p text:style-name="P1"/>
      <text:p text:style-name="P1">A 4 byte integer computer processing is fast cause it's interpreted literally, whereas floating points need more interpretation from the computer.</text:p>
      <text:p text:style-name="P1">Accuracy ("Accuracy" refers to how close a measurement is to the true value), which concerns int, and precision ("precision" has to do with how much information you have about a quantity, how uniquely you have it pinned down) are two different concepts that capture the difference between float and int representation.</text:p>
      <text:p text:style-name="P1"/>
      <text:p text:style-name="P1">Floating point representation in IEEE-754 standards </text:p>
      <text:p text:style-name="P1"/>
      <text:p text:style-name="P1">there's a worldwide convention on float type representation, called IEEE-754 (4 bytes). A floating type has 3 components: bit sign, exponent giving an order of magnitude, and a mantissa. </text:p>
      <text:p text:style-name="P1"><text:s/>seeeeeeeemmmmmmmmmmmmmmmmmmmmmmm <text:s text:c="3"/>meaning</text:p>
      <text:p text:style-name="P1">31 <text:s text:c="29"/>0 <text:s text:c="3"/>bit #</text:p>
      <text:p text:style-name="P1"/>
      <text:p text:style-name="P1">Given the IEEE-754 standard, where the actual value represented by a floating-point number is </text:p>
      <text:p text:style-name="P1">(-1)sign * 1.m *2 (exponent - bias)</text:p>
      <text:p text:style-name="P1"/>
      <text:p text:style-name="P1">s = sign bit, e = exponent, m = mantissa</text:p>
      <text:p text:style-name="P1">The value of the number is the mantissa times 2^x; <text:s/>x is the exponent. </text:p>
      <text:p text:style-name="P1">Ou se trouve le signe de l'exposant ? </text:p>
      <text:p text:style-name="P1"><text:soft-page-break/>Il n'est pas explicitement défini. C'est une "représentation biaisée". L'ordinateur soustrait à la valeur de l'exposant une valeur fixe, qu'on appelle le "biais", et vaut 127. </text:p>
      <text:p text:style-name="P1"/>
      <text:p text:style-name="P1">Normalization :</text:p>
      <text:p text:style-name="P1">By default, the mantissa values 1.0. it's the implicit leading 1 (in binary !, which also values 1 converted in decimal). All the bits of the mantissa define the fractional part.</text:p>
      <text:p text:style-name="P1"/>
      <text:p text:style-name="P6">/*******************************************************************************/</text:p>
      <text:p text:style-name="P8"><text:span text:style-name="T3">Polymorphism </text:span></text:p>
      <text:p text:style-name="P8"><text:span text:style-name="T3"/></text:p>
      <text:p text:style-name="P8"><text:span text:style-name="T3">FULL Polymorphism is not possible while copying a value to a derived class, otherwise it will be sliced:</text:span></text:p>
      <text:p text:style-name="P8"><text:span text:style-name="T3"><text:tab/>→ ClapTrap snake(ScavTrap(“Snake”);</text:span></text:p>
      <text:p text:style-name="P8"><text:span text:style-name="T3"><text:tab/>In this case, ScavTrap contructor values will be chosen but its methods</text:span></text:p>
      <text:p text:style-name="P8"><text:span text:style-name="T3"><text:tab/>will be sliced.</text:span></text:p>
      <text:p text:style-name="P8"><text:span text:style-name="T3">To enbable </text:span><text:span text:style-name="T4">full</text:span><text:span text:style-name="T3"> polymorphism, meaning accessing specific methods and not only virtual ones, the base class type must be a POINTER. Then you’ll have to</text:span></text:p>
      <text:p text:style-name="P8"><text:span text:style-name="T3">dynamic_cast&lt;DerivedClass*&gt; this pointer to a DerivedClass pointer to acces it’s specific methods. This casting is effectiv the time of the instruction. </text:span></text:p>
      <text:p text:style-name="P7"><text:span text:style-name="T2"/></text:p>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7:33:02.795555385</meta:creation-date>
    <dc:date>2024-03-20T07:51:13.609219505</dc:date>
    <meta:editing-duration>P1DT21H13M25S</meta:editing-duration>
    <meta:editing-cycles>2</meta:editing-cycles>
    <meta:generator>LibreOffice/7.4.5.1$MacOSX_X86_64 LibreOffice_project/9c0871452b3918c1019dde9bfac75448afc4b57f</meta:generator>
    <meta:document-statistic meta:table-count="0" meta:image-count="0" meta:object-count="0" meta:page-count="7" meta:paragraph-count="160" meta:word-count="2321" meta:character-count="15327" meta:non-whitespace-character-count="12894"/>
  </office:meta>
</office:document-meta>
</file>